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1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frepa-title">
      <style:graphic-properties draw:fill-color="#ffffff" fo:min-height="3.413cm"/>
    </style:style>
    <style:style style:name="pr2" style:family="presentation" style:parent-style-name="lyt-frepa-outline1">
      <style:graphic-properties draw:fill-color="#ffffff" fo:min-height="11.336cm"/>
    </style:style>
    <style:style style:name="pr3" style:family="presentation" style:parent-style-name="lyt-frepa-notes">
      <style:graphic-properties draw:fill-color="#ffffff" draw:auto-grow-height="true" fo:min-height="13.365cm"/>
    </style:style>
    <style:style style:name="pr4" style:family="presentation" style:parent-style-name="lyt-frepa-title">
      <style:graphic-properties fo:min-height="3.413cm"/>
    </style:style>
    <style:style style:name="pr5" style:family="presentation" style:parent-style-name="lyt-frepa-outline1">
      <style:graphic-properties fo:min-height="11.336cm"/>
    </style:style>
    <style:style style:name="pr6" style:family="presentation" style:parent-style-name="lyt-frepa-notes">
      <style:graphic-properties draw:fill-color="#ffffff" fo:min-height="13.114cm"/>
    </style:style>
    <style:style style:name="pr7" style:family="presentation" style:parent-style-name="lyt-frepa-title">
      <style:graphic-properties draw:auto-grow-height="true" fo:min-height="3.664cm"/>
    </style:style>
    <style:style style:name="pr8" style:family="presentation" style:parent-style-name="lyt-frepa-outline1">
      <style:graphic-properties draw:auto-grow-height="true" fo:min-height="11.587cm"/>
    </style:style>
    <style:style style:name="pr9" style:family="presentation" style:parent-style-name="lyt-frepa-subtitle">
      <style:graphic-properties draw:fill-color="#ffffff" fo:min-height="11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e6e6ff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color="#e6e6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 draw:id="id1">
        <office:forms form:automatic-focus="false" form:apply-design-mode="false"/>
        <draw:frame presentation:style-name="pr1" draw:text-style-name="P1" draw:layer="layout" svg:width="24.099cm" svg:height="3.413cm" svg:x="2.7cm" svg:y="1.962cm" presentation:class="title" presentation:user-transformed="true">
          <draw:text-box>
            <text:p>DRI Code Sessions</text:p>
          </draw:text-box>
        </draw:frame>
        <draw:frame presentation:style-name="pr2" draw:text-style-name="P2" draw:layer="layout" svg:width="23.099cm" svg:height="11.336cm" svg:x="3.5cm" svg:y="5.914cm" presentation:class="outline" presentation:user-transformed="true">
          <draw:text-box>
            <text:list text:style-name="L2">
              <text:list-item>
                <text:p>TDD - Test Driven Development</text:p>
              </text:list-item>
            </text:list>
            <text:p/>
            <text:p>Introduction to TDD, Unit Testing and some short examples in PHP with PHPUnit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 draw:id="id2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TDD – What is it?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Software Development technique</text:p>
              </text:list-item>
              <text:list-item>
                <text:p>Short development cycle</text:p>
              </text:list-item>
              <text:list-item>
                <text:p>Write tests before any production code</text:p>
              </text:list-item>
              <text:list-item>
                <text:p>Write only the minimum amount of code required to pass the tests</text:p>
              </text:list-item>
              <text:list-item>
                <text:p>It's great for code documentation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9" draw:id="id3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DD Cycle</text:p>
          </draw:text-box>
        </draw:frame>
        <draw:frame draw:style-name="gr2" draw:text-style-name="P4" draw:layer="layout" svg:width="20.955cm" svg:height="12.065cm" svg:x="4.445cm" svg:y="5.08cm">
          <draw:image xlink:href="../tdd.png" xlink:type="simple" xlink:show="embed" xlink:actuate="onLoad">
            <text:p/>
          </draw:image>
        </draw:frame>
        <draw:frame draw:style-name="gr3" draw:layer="layout" svg:width="0.635cm" svg:height="1.187cm" svg:x="5.715cm" svg:y="19.05cm">
          <draw:text-box>
            <text:p/>
          </draw:text-box>
        </draw:frame>
        <draw:frame draw:style-name="gr4" draw:text-style-name="P5" draw:layer="layout" svg:width="15.875cm" svg:height="0.962cm" svg:x="4.445cm" svg:y="17.78cm">
          <draw:text-box>
            <text:p><text:span text:style-name="T1">Image from Wikipedia</text:span></text:p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 draw:id="id4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Common excuses</text:p>
          </draw:text-box>
        </draw:frame>
        <draw:frame presentation:style-name="pr8" draw:layer="layout" svg:width="23.099cm" svg:height="11.587cm" svg:x="3.5cm" svg:y="5.914cm" presentation:class="outline" presentation:user-transformed="true">
          <draw:text-box>
            <text:list text:style-name="L2">
              <text:list-item>
                <text:p>“We have no time to write tests”</text:p>
              </text:list-item>
              <text:list-item>
                <text:p>“Testing is boring”</text:p>
              </text:list-item>
              <text:list-item>
                <text:p>“My code is good enough”</text:p>
              </text:list-item>
              <text:list-item>
                <text:p>“That's not my job, tests are for QA Department”</text:p>
              </text:list-item>
              <text:list-item>
                <text:p>“This is just something simple. It's not worth it”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 draw:id="id5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DD - Pros</text:p>
          </draw:text-box>
        </draw:frame>
        <draw:frame presentation:style-name="pr5" draw:layer="layout" svg:width="23.099cm" svg:height="13.359cm" svg:x="3.5cm" svg:y="5.914cm" presentation:class="outline" presentation:user-transformed="true">
          <draw:text-box>
            <text:list text:style-name="L2">
              <text:list-item>
                <text:p>Some studies conclude that TDD raises productivity – less time spent debugging</text:p>
              </text:list-item>
              <text:list-item>
                <text:p>Makes programmers focus on interface before implementation</text:p>
              </text:list-item>
              <text:list-item>
                <text:p>Provides greater level of confidence in the code</text:p>
              </text:list-item>
              <text:list-item>
                <text:p>Can lead to more modularized, flexible and extensible code</text:p>
              </text:list-item>
              <text:list-item>
                <text:p>Tests are a source of documentation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 draw:id="id6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TDD - Cons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Difficult to use with GUI's and code that works with databases</text:p>
              </text:list-item>
              <text:list-item>
                <text:p>Badly written tests become a burden to maintain</text:p>
              </text:list-item>
              <text:list-item>
                <text:p>Specs misinterpretation leads to wrong tests and wrong code</text:p>
              </text:list-item>
              <text:list-item>
                <text:p>Management support is crucial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 draw:id="id7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Unit Testing</text:p>
          </draw:text-box>
        </draw:frame>
        <draw:frame presentation:style-name="pr8" draw:layer="layout" svg:width="23.099cm" svg:height="11.587cm" svg:x="3.5cm" svg:y="5.914cm" presentation:class="outline">
          <draw:text-box>
            <text:list text:style-name="L2">
              <text:list-header>
                <text:p/>
              </text:list-header>
              <text:list-item>
                <text:p>Not TDD</text:p>
              </text:list-item>
              <text:list-item>
                <text:p>Part of TDD</text:p>
              </text:list-item>
              <text:list-item>
                <text:p>Unit = The smallest testable part of an application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3T0" draw:id="id8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Unit Testing</text:p>
          </draw:text-box>
        </draw:frame>
        <draw:frame presentation:style-name="pr9" draw:layer="layout" svg:width="23.099cm" svg:height="11.336cm" svg:x="3.5cm" svg:y="6.039cm" presentation:class="subtitle">
          <draw:text-box>
            <text:p><text:span text:style-name="T2">“</text:span><text:span text:style-name="T2">Whenever you are tempted to type something into a print statement or a debugger expression, write it as a test instead.”</text:span></text:p>
            <text:p/>
            <text:p>Martin Fowler</text:p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1T1" draw:id="id9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Unit Testing Frameworks in PHP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HPUnit </text:p>
              </text:list-item>
              <text:list-item>
                <text:p>SimpleTest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1T1" draw:id="id10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PHPUnit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http://www.phpunit.de</text:p>
              </text:list-item>
              <text:list-item>
                <text:p>PEAR Package</text:p>
              </text:list-item>
              <text:list-item>
                <text:p>Created by Sebastian Bergmann</text:p>
              </text:list-item>
              <text:list-item>
                <text:p>Port of Junit (Java)</text:p>
              </text:list-item>
              <text:list-item>
                <text:p>Regression test framework to implement unit tests in PHP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1T1" draw:id="id1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SimpleTest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http://www.lastcraft.com/simple_test.php</text:p>
              </text:list-item>
              <text:list-item>
                <text:p>Created by Marcus Baker</text:p>
              </text:list-item>
              <text:list-item>
                <text:p>Can test web interfaces</text:p>
              </text:list-item>
              <text:list-item>
                <text:p>Cute web interface for displaying test result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frepa" presentation:presentation-page-layout-name="AL3T0" draw:id="id12">
        <office:forms form:automatic-focus="false" form:apply-design-mode="false"/>
        <draw:frame presentation:style-name="pr7" draw:layer="layout" svg:width="24.099cm" svg:height="3.664cm" svg:x="2.7cm" svg:y="1.837cm" presentation:class="title" presentation:user-transformed="true">
          <draw:text-box>
            <text:p>Code Examples</text:p>
          </draw:text-box>
        </draw:frame>
        <draw:frame presentation:style-name="pr9" draw:layer="layout" svg:width="23.099cm" svg:height="11.336cm" svg:x="3.571cm" svg:y="6.35cm" presentation:class="subtitle" presentation:user-transformed="true">
          <draw:text-box>
            <text:p>Let's see some code, but first...</text:p>
          </draw:text-box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frepa" presentation:presentation-page-layout-name="AL1T1" draw:id="id13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Some Cool Game</text:p>
          </draw:text-box>
        </draw:frame>
        <draw:frame presentation:style-name="pr5" draw:layer="layout" svg:width="23.099cm" svg:height="14.362cm" svg:x="3.5cm" svg:y="5.914cm" presentation:class="outline" presentation:user-transformed="true">
          <draw:text-box>
            <text:list text:style-name="L2">
              <text:list-item>
                <text:p>Contract:</text:p>
                <text:list>
                  <text:list-item>
                    <text:p>Player life points</text:p>
                    <text:list>
                      <text:list-item>
                        <text:p>Is initially 100</text:p>
                      </text:list-item>
                      <text:list-item>
                        <text:p>Cannot become negative</text:p>
                      </text:list-item>
                      <text:list-item>
                        <text:p>Cannot be more than 150</text:p>
                      </text:list-item>
                    </text:list>
                  </text:list-item>
                </text:list>
              </text:list-item>
              <text:list-item>
                <text:p>Interface:</text:p>
                <text:list>
                  <text:list-item>
                    <text:p>getLife()</text:p>
                  </text:list-item>
                  <text:list-item>
                    <text:p>setLife($value)</text:p>
                  </text:list-item>
                  <text:list-item>
                    <text:p>gainLife($value)</text:p>
                  </text:list-item>
                  <text:list-item>
                    <text:p>loseLife($value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frepa" presentation:presentation-page-layout-name="AL3T0" draw:id="id14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Code Samples</text:p>
          </draw:text-box>
        </draw:frame>
        <draw:frame presentation:style-name="pr9" draw:layer="layout" svg:width="23.099cm" svg:height="11.336cm" svg:x="3.5cm" svg:y="6.039cm" presentation:class="subtitle">
          <draw:text-box>
            <text:p>Download available at:</text:p>
            <text:p/>
            <text:p><text:span text:style-name="T3">http://whit.me/dricodesessionstdd</text:span></text:p>
            <text:p><text:span text:style-name="T3"/></text:p>
            <text:p>Or fork and improve it:</text:p>
            <text:p/>
            <text:p><text:span text:style-name="T4">git clone http://github.com/rogeriopvl/dri_codesessions_tdd</text:span></text:p>
            <text:p/>
            <text:p/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frepa" presentation:presentation-page-layout-name="AL1T1" draw:id="id15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References</text:p>
          </draw:text-box>
        </draw:frame>
        <draw:frame presentation:style-name="pr5" draw:text-style-name="P6" draw:layer="layout" svg:width="23.099cm" svg:height="11.336cm" svg:x="3.5cm" svg:y="5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http://en.wikipedia.org/wiki/Test_driven_development</text:span></text:p>
              </text:list-item>
              <text:list-item>
                <text:p><text:span text:style-name="T5">http://en.wikipedia.org/wiki/Unit_testing</text:span></text:p>
              </text:list-item>
              <text:list-item>
                <text:p><text:span text:style-name="T5">http://www.viddler.com/explore/RoyOsherove/videos/19/</text:span></text:p>
              </text:list-item>
              <text:list-item>
                <text:p><text:span text:style-name="T5">http://www.slideshare.net/Skud/test-driven-development-tutoria</text:span></text:p>
              </text:list-item>
              <text:list-item>
                <text:p><text:span text:style-name="T5">http://artofunittesting.com/</text:span></text:p>
              </text:list-item>
              <text:list-item>
                <text:p><text:span text:style-name="T5">http://xunitpatterns.co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frepa" presentation:presentation-page-layout-name="AL3T0" draw:id="id16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he End</text:p>
          </draw:text-box>
        </draw:frame>
        <draw:frame presentation:style-name="pr9" draw:layer="layout" svg:width="23.099cm" svg:height="11.336cm" svg:x="3.5cm" svg:y="6.039cm" presentation:class="subtitle">
          <draw:text-box>
            <text:p>Questions?</text:p>
          </draw:text-box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frepa" style:page-layout-name="PM1" draw:style-name="Mdp1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dc:title>Fresco</dc:title>
    <dc:description>Presentation Layout Template</dc:description>
    <meta:creation-date>2010-07-13T23:08:00</meta:creation-date>
    <dc:language>en-US</dc:language>
    <meta:editing-cycles>12</meta:editing-cycles>
    <meta:editing-duration>PT06H56M13S</meta:editing-duration>
    <meta:initial-creator>Rogério Vicente</meta:initial-creator>
    <dc:date>2010-07-15T11:38:30</dc:date>
    <dc:creator>Rogério Vicente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Fresco" xlink:href="../../../../../Applications/OpenOffice.org.app/Contents/basis-link/share/template/en-US/layout/lyt-frepa.otp" meta:date="2006-12-14T14:42:35"/>
  </office:meta>
</office:document-meta>
</file>